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ce1" officeooo:paragraph-rsid="00038ce1"/>
    </style:style>
    <style:style style:name="P2" style:family="paragraph" style:parent-style-name="Standard">
      <style:text-properties officeooo:rsid="0003e4d9" officeooo:paragraph-rsid="0003e4d9"/>
    </style:style>
    <style:style style:name="T1" style:family="text">
      <style:text-properties officeooo:rsid="00040b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t</text:p>
      <text:p text:style-name="P1">Jquery/Ajax</text:p>
      <text:p text:style-name="P1">Recherche : profil, page, offre d’emploi</text:p>
      <text:p text:style-name="P1">Page</text:p>
      <text:p text:style-name="P2">Confirmation mail et mot de passe oublié</text:p>
      <text:p text:style-name="P1"/>
      <text:p text:style-name="P2">Les tâches suivants sont déjà fait :</text:p>
      <text:p text:style-name="P2">* Back et Front : Login, Créer compte, Nous contacter</text:p>
      <text:p text:style-name="P2">*<text:span text:style-name="T1">Ajouter ; afficher ; modifier ; supprimer : formation, compétence, expérience, centre d’intérêt, information générale</text:span></text:p>
      <text:p text:style-name="P2">*<text:span text:style-name="T1">License et contrat d’utilisation</text:span></text:p>
      <text:p text:style-name="P2">*<text:span text:style-name="T1">Front Actualité</text:span></text:p>
      <text:p text:style-name="P2">*<text:span text:style-name="T1">50 % back actualité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9:14:13.649138268</meta:creation-date>
    <dc:date>2019-08-20T00:01:06.497624609</dc:date>
    <meta:editing-duration>PT4H16M22S</meta:editing-duration>
    <meta:editing-cycles>1</meta:editing-cycles>
    <meta:document-statistic meta:table-count="0" meta:image-count="0" meta:object-count="0" meta:page-count="1" meta:paragraph-count="11" meta:word-count="58" meta:character-count="375" meta:non-whitespace-character-count="328"/>
    <meta:generator>LibreOffice/6.2.5.2$Linux_X86_64 LibreOffice_project/20$Build-2</meta:generator>
  </office:meta>
</office:document-meta>
</file>